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4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u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9" table:default-cell-style-name="Default"/>
        <table:table-column table:style-name="co3" table:number-columns-repeated="974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<text:s/>IRD</text:p>
          </table:table-cell>
          <table:table-cell table:style-name="ce1" office:value-type="string" calcext:value-type="string">
            <text:p><text:s/>C[2]</text:p>
          </table:table-cell>
          <table:table-cell table:style-name="ce1" office:value-type="string" calcext:value-type="string">
            <text:p><text:s/>C[1]</text:p>
          </table:table-cell>
          <table:table-cell table:style-name="ce1" office:value-type="string" calcext:value-type="string">
            <text:p><text:s/>C[0]</text:p>
          </table:table-cell>
          <table:table-cell table:style-name="ce1" office:value-type="string" calcext:value-type="string">
            <text:p><text:s/>J[5]</text:p>
          </table:table-cell>
          <table:table-cell table:style-name="ce1" office:value-type="string" calcext:value-type="string">
            <text:p><text:s/>J[4]</text:p>
          </table:table-cell>
          <table:table-cell table:style-name="ce1" office:value-type="string" calcext:value-type="string">
            <text:p><text:s/>J[3]</text:p>
          </table:table-cell>
          <table:table-cell table:style-name="ce1" office:value-type="string" calcext:value-type="string">
            <text:p><text:s/>J[2]</text:p>
          </table:table-cell>
          <table:table-cell table:style-name="ce1" office:value-type="string" calcext:value-type="string">
            <text:p><text:s/>J[1]</text:p>
          </table:table-cell>
          <table:table-cell table:style-name="ce1" office:value-type="string" calcext:value-type="string">
            <text:p><text:s/>J[0]</text:p>
          </table:table-cell>
          <table:table-cell table:style-name="ce1" office:value-type="string" calcext:value-type="string">
            <text:p><text:s/>LD.MAR</text:p>
          </table:table-cell>
          <table:table-cell table:style-name="ce1" office:value-type="string" calcext:value-type="string">
            <text:p><text:s/>LD.MDR</text:p>
          </table:table-cell>
          <table:table-cell table:style-name="ce1" office:value-type="string" calcext:value-type="string">
            <text:p><text:s/>LD.IR</text:p>
          </table:table-cell>
          <table:table-cell table:style-name="ce1" office:value-type="string" calcext:value-type="string">
            <text:p><text:s/>LD.BEN</text:p>
          </table:table-cell>
          <table:table-cell table:style-name="ce1" office:value-type="string" calcext:value-type="string">
            <text:p><text:s/>LD.REG</text:p>
          </table:table-cell>
          <table:table-cell table:style-name="ce1" office:value-type="string" calcext:value-type="string">
            <text:p><text:s/>LD.CC</text:p>
          </table:table-cell>
          <table:table-cell table:style-name="ce1" office:value-type="string" calcext:value-type="string">
            <text:p><text:s/>LD.PC</text:p>
          </table:table-cell>
          <table:table-cell table:style-name="ce1" office:value-type="string" calcext:value-type="string">
            <text:p><text:s/>LD.Priv</text:p>
          </table:table-cell>
          <table:table-cell table:style-name="ce1" office:value-type="string" calcext:value-type="string">
            <text:p><text:s/>LD.SavedSSP</text:p>
          </table:table-cell>
          <table:table-cell table:style-name="ce1" office:value-type="string" calcext:value-type="string">
            <text:p><text:s/>LD.SavedUSP</text:p>
          </table:table-cell>
          <table:table-cell table:style-name="ce1" office:value-type="string" calcext:value-type="string">
            <text:p><text:s/>LD.Vector</text:p>
          </table:table-cell>
          <table:table-cell table:style-name="ce1" office:value-type="string" calcext:value-type="string">
            <text:p><text:s/>GatePC</text:p>
          </table:table-cell>
          <table:table-cell table:style-name="ce1" office:value-type="string" calcext:value-type="string">
            <text:p><text:s/>GateMDR</text:p>
          </table:table-cell>
          <table:table-cell table:style-name="ce1" office:value-type="string" calcext:value-type="string">
            <text:p><text:s/>GateALU</text:p>
          </table:table-cell>
          <table:table-cell table:style-name="ce1" office:value-type="string" calcext:value-type="string">
            <text:p><text:s/>GatMARMUX</text:p>
          </table:table-cell>
          <table:table-cell table:style-name="ce1" office:value-type="string" calcext:value-type="string">
            <text:p><text:s/>GateVector</text:p>
          </table:table-cell>
          <table:table-cell table:style-name="ce1" office:value-type="string" calcext:value-type="string">
            <text:p><text:s/>GatePC-1</text:p>
          </table:table-cell>
          <table:table-cell table:style-name="ce1" office:value-type="string" calcext:value-type="string">
            <text:p><text:s/>GatePSR</text:p>
          </table:table-cell>
          <table:table-cell table:style-name="ce1" office:value-type="string" calcext:value-type="string">
            <text:p><text:s/>GateSP</text:p>
          </table:table-cell>
          <table:table-cell table:style-name="ce1" office:value-type="string" calcext:value-type="string">
            <text:p><text:s/>PCMUX[1]</text:p>
          </table:table-cell>
          <table:table-cell table:style-name="ce1" office:value-type="string" calcext:value-type="string">
            <text:p><text:s/>PCMUX[0]</text:p>
          </table:table-cell>
          <table:table-cell table:style-name="ce1" office:value-type="string" calcext:value-type="string">
            <text:p><text:s/>DRMUX[1]</text:p>
          </table:table-cell>
          <table:table-cell table:style-name="ce1" office:value-type="string" calcext:value-type="string">
            <text:p><text:s/>DRMUX[0]</text:p>
          </table:table-cell>
          <table:table-cell table:style-name="ce1" office:value-type="string" calcext:value-type="string">
            <text:p><text:s/>SR1MUX[1]</text:p>
          </table:table-cell>
          <table:table-cell table:style-name="ce1" office:value-type="string" calcext:value-type="string">
            <text:p><text:s/>SR1MUX[0]</text:p>
          </table:table-cell>
          <table:table-cell table:style-name="ce1" office:value-type="string" calcext:value-type="string">
            <text:p><text:s/>ADDR1MUX</text:p>
          </table:table-cell>
          <table:table-cell table:style-name="ce1" office:value-type="string" calcext:value-type="string">
            <text:p><text:s/>ADDR2MUX[1]</text:p>
          </table:table-cell>
          <table:table-cell table:style-name="ce1" office:value-type="string" calcext:value-type="string">
            <text:p><text:s/>ADDR2MUX[0]</text:p>
          </table:table-cell>
          <table:table-cell table:style-name="ce1" office:value-type="string" calcext:value-type="string">
            <text:p><text:s/>SPMUX[1]</text:p>
          </table:table-cell>
          <table:table-cell table:style-name="ce1" office:value-type="string" calcext:value-type="string">
            <text:p><text:s/>SPMUX[0]</text:p>
          </table:table-cell>
          <table:table-cell table:style-name="ce1" office:value-type="string" calcext:value-type="string">
            <text:p><text:s/>MARMUX</text:p>
          </table:table-cell>
          <table:table-cell table:style-name="ce1" office:value-type="string" calcext:value-type="string">
            <text:p><text:s/>VectorMUX[1]</text:p>
          </table:table-cell>
          <table:table-cell table:style-name="ce1" office:value-type="string" calcext:value-type="string">
            <text:p><text:s/>VectorMUX[0]</text:p>
          </table:table-cell>
          <table:table-cell table:style-name="ce1" office:value-type="string" calcext:value-type="string">
            <text:p><text:s/>PSRMUX</text:p>
          </table:table-cell>
          <table:table-cell table:style-name="ce1" office:value-type="string" calcext:value-type="string">
            <text:p><text:s/>ALUK[1]</text:p>
          </table:table-cell>
          <table:table-cell table:style-name="ce1" office:value-type="string" calcext:value-type="string">
            <text:p><text:s/>ALUK[0]</text:p>
          </table:table-cell>
          <table:table-cell table:style-name="ce1" office:value-type="string" calcext:value-type="string">
            <text:p><text:s/>MIO.EN</text:p>
          </table:table-cell>
          <table:table-cell table:style-name="ce1" office:value-type="string" calcext:value-type="string">
            <text:p><text:s/>R.W</text:p>
          </table:table-cell>
          <table:table-cell table:style-name="ce1" office:value-type="string" calcext:value-type="string">
            <text:p><text:s/>SetPriv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7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table:number-columns-repeated="97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ADD</text:p>
          </table:table-cell>
          <table:table-cell table:number-columns-repeated="97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D: MAR←PC+off9</text:p>
          </table:table-cell>
          <table:table-cell table:number-columns-repeated="97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ST</text:p>
          </table:table-cell>
          <table:table-cell table:number-columns-repeated="9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 office:value-type="string" calcext:value-type="string">
            <text:p><text:s/></text:p>
          </table:table-cell>
          <table:table-cell office:value-type="string" calcext:value-type="string">
            <text:p>JSR ubranch</text:p>
          </table:table-cell>
          <table:table-cell table:number-columns-repeated="97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AND</text:p>
          </table:table-cell>
          <table:table-cell table:number-columns-repeated="97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LDR: MAR←B+off6</text:p>
          </table:table-cell>
          <table:table-cell table:number-columns-repeated="97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STR</text:p>
          </table:table-cell>
          <table:table-cell table:number-columns-repeated="97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OT</text:p>
          </table:table-cell>
          <table:table-cell table:number-columns-repeated="97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DI</text:p>
          </table:table-cell>
          <table:table-cell table:number-columns-repeated="97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STI</text:p>
          </table:table-cell>
          <table:table-cell table:number-columns-repeated="97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JMP</text:p>
          </table:table-cell>
          <table:table-cell table:number-columns-repeated="97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EA: DR←PC+off9</text:p>
          </table:table-cell>
          <table:table-cell table:number-columns-repeated="97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TRAP</text:p>
          </table:table-cell>
          <table:table-cell table:number-columns-repeated="9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re: M[MAR]←MDR</text:p>
          </table:table-cell>
          <table:table-cell table:number-columns-repeated="97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office:value-type="string" calcext:value-type="string">
            <text:p><text:s/></text:p>
          </table:table-cell>
          <table:table-cell office:value-type="string" calcext:value-type="string">
            <text:p>Fetch</text:p>
          </table:table-cell>
          <table:table-cell table:number-columns-repeated="97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JSRR</text:p>
          </table:table-cell>
          <table:table-cell table:number-columns-repeated="97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JSR</text:p>
          </table:table-cell>
          <table:table-cell table:number-columns-repeated="97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Branch</text:p>
          </table:table-cell>
          <table:table-cell table:number-columns-repeated="97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Store: MDR ← SR</text:p>
          </table:table-cell>
          <table:table-cell table:number-columns-repeated="97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DI: Load1</text:p>
          </table:table-cell>
          <table:table-cell table:number-columns-repeated="97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ing: MDR←M[MAR]</text:p>
          </table:table-cell>
          <table:table-cell table:number-columns-repeated="97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LDI: MAR←MDR</text:p>
          </table:table-cell>
          <table:table-cell table:number-columns-repeated="97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Loaded: DR←MAR, CC</text:p>
          </table:table-cell>
          <table:table-cell table:number-columns-repeated="97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ad TRAP</text:p>
          </table:table-cell>
          <table:table-cell table:number-columns-repeated="97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I: Load1</text:p>
          </table:table-cell>
          <table:table-cell table:number-columns-repeated="97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Load TRAP PC</text:p>
          </table:table-cell>
          <table:table-cell table:number-columns-repeated="97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STI: MAR←MDR</text:p>
          </table:table-cell>
          <table:table-cell table:number-columns-repeated="97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  <table:table-cell office:value-type="string" calcext:value-type="string">
            <text:p>Decode</text:p>
          </table:table-cell>
          <table:table-cell table:number-columns-repeated="97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tching</text:p>
          </table:table-cell>
          <table:table-cell table:number-columns-repeated="97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IR←MDR</text:p>
          </table:table-cell>
          <table:table-cell table:number-columns-repeated="97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 style:data-style-name="N2" text:time-value="23:43:57.807463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8T23:50:56.496494059</dc:date>
    <meta:editing-duration>PT5H30M43S</meta:editing-duration>
    <meta:editing-cycles>32</meta:editing-cycles>
    <meta:generator>LibreOffice/6.0.5.2$Linux_X86_64 LibreOffice_project/00m0$Build-2</meta:generator>
    <meta:document-statistic meta:table-count="1" meta:cell-count="3282" meta:object-count="0"/>
  </office:meta>
</office:document-meta>
</file>